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31AAB80FE48C3465FF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3" style:family="graphic" style:parent-style-name="standard">
      <style:graphic-properties svg:stroke-width="0.2cm" svg:stroke-color="#999999" draw:marker-start-width="0.8cm" draw:marker-end-width="0.8cm" draw:fill="none" draw:textarea-horizontal-align="justify" draw:textarea-vertical-align="middle" draw:auto-grow-height="false" fo:min-height="1.104cm" fo:min-width="3.354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999999" draw:marker-start-width="0.8cm" draw:marker-end-width="0.8cm" draw:fill="none" draw:textarea-horizontal-align="justify" draw:textarea-vertical-align="middle" draw:auto-grow-height="false" fo:min-height="0.786cm" fo:min-width="3.036cm" fo:padding-top="0.225cm" fo:padding-bottom="0.225cm" fo:padding-left="0.35cm" fo:padding-right="0.3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-color="#aecf00" draw:textarea-horizontal-align="justify" draw:textarea-vertical-align="middle" draw:auto-grow-height="false" fo:min-height="0.408cm" fo:min-width="0.74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0.408cm" fo:min-width="0.74cm"/>
    </style:style>
    <style:style style:name="gr8" style:family="graphic" style:parent-style-name="standard" style:list-style-name="L1">
      <style:graphic-properties draw:fill-color="#aecf00" draw:textarea-horizontal-align="justify" draw:textarea-vertical-align="middle" draw:auto-grow-height="false" fo:min-height="0.408cm" fo:min-width="0.74cm"/>
    </style:style>
    <style:style style:name="gr9" style:family="graphic" style:parent-style-name="standard" style:list-style-name="L1">
      <style:graphic-properties draw:fill-color="#aecf00" draw:textarea-horizontal-align="justify" draw:textarea-vertical-align="middle" draw:auto-grow-height="false" fo:min-height="0.408cm" fo:min-width="0.74cm"/>
    </style:style>
    <style:style style:name="gr10" style:family="graphic" style:parent-style-name="standard" style:list-style-name="L1">
      <style:graphic-properties draw:fill-color="#aecf00" draw:textarea-horizontal-align="justify" draw:textarea-vertical-align="middle" draw:auto-grow-height="false" fo:min-height="0.408cm" fo:min-width="0.74cm"/>
    </style:style>
    <style:style style:name="gr11" style:family="graphic" style:parent-style-name="standard" style:list-style-name="L1">
      <style:graphic-properties draw:fill-color="#aecf00" draw:textarea-horizontal-align="justify" draw:textarea-vertical-align="middle" draw:auto-grow-height="false" fo:min-height="0.408cm" fo:min-width="0.74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3.3cm"/>
    </style:style>
    <style:style style:name="gr13" style:family="graphic" style:parent-style-name="standard">
      <style:graphic-properties draw:stroke="dash" draw:stroke-dash="Fine_20_Dashed" svg:stroke-width="0.2cm" svg:stroke-color="#999999" draw:marker-start-width="0.8cm" draw:marker-end-width="0.8cm" draw:fill="none" draw:textarea-horizontal-align="justify" draw:textarea-vertical-align="middle" draw:auto-grow-height="false" fo:min-height="0.786cm" fo:min-width="3.036cm" fo:padding-top="0.225cm" fo:padding-bottom="0.225cm" fo:padding-left="0.35cm" fo:padding-right="0.35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0.408cm" fo:min-width="1.396cm"/>
    </style:style>
    <style:style style:name="gr15" style:family="graphic" style:parent-style-name="standard" style:list-style-name="L1">
      <style:graphic-properties draw:fill-color="#c5000b" draw:textarea-horizontal-align="justify" draw:textarea-vertical-align="middle" draw:auto-grow-height="false" fo:min-height="0.408cm" fo:min-width="0.74cm"/>
    </style:style>
    <style:style style:name="gr16" style:family="graphic" style:parent-style-name="standard" style:list-style-name="L1">
      <style:graphic-properties draw:fill-color="#c5000b" draw:textarea-horizontal-align="justify" draw:textarea-vertical-align="middle" draw:auto-grow-height="false" fo:min-height="0.408cm" fo:min-width="0.74cm"/>
    </style:style>
    <style:style style:name="gr17" style:family="graphic" style:parent-style-name="standard" style:list-style-name="L1">
      <style:graphic-properties draw:fill-color="#c5000b" draw:textarea-horizontal-align="justify" draw:textarea-vertical-align="middle" draw:auto-grow-height="false" fo:min-height="0.408cm" fo:min-width="0.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P4" style:family="paragraph">
      <loext:graphic-properties draw:fill-color="#aecf00"/>
      <style:paragraph-properties fo:text-align="center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aecf00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c5000b"/>
      <style:paragraph-properties fo:text-align="center"/>
      <style:text-properties style:font-name="Liberation Sans" fo:font-size="14pt" style:letter-kerning="true" style:font-name-asian="Microsoft YaHei" style:font-size-asian="18pt" style:font-name-complex="Arial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3.432cm" svg:x="1cm" svg:y="8.133cm">
          <draw:image xlink:href="Pictures/10000000000004630000031AAB80FE48C3465FF4.jp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" draw:text-style-name="P1" xml:id="id4" draw:id="id4" draw:layer="layout" svg:width="1.9cm" svg:height="0.6cm" svg:x="3.4cm" svg:y="8.2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cm" svg:height="1.5cm" svg:x="8.2cm" svg:y="11.8cm">
          <text:p text:style-name="P1">SAME</text:p>
          <draw:enhanced-geometry svg:viewBox="0 0 21600 21600" draw:path-stretchpoint-x="10800" draw:path-stretchpoint-y="10800" draw:text-areas="?f3 ?f4 ?f5 ?f6" draw:type="round-rectangle" draw:modifiers="6504.463690872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4cm" svg:height="1.5cm" svg:x="8.2cm" svg:y="15cm">
          <text:p text:style-name="P1">CHANGED</text:p>
          <draw:enhanced-geometry svg:viewBox="0 0 21600 21600" draw:path-stretchpoint-x="10800" draw:path-stretchpoint-y="10800" draw:text-areas="?f3 ?f4 ?f5 ?f6" draw:type="round-rectangle" draw:modifiers="6504.463690872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8.201cm" svg:y1="9.551cm" svg:x2="8.2cm" svg:y2="12.55cm" draw:start-shape="id1" draw:end-shape="id2" draw:end-glue-point="3" svg:d="M8201 9551c-901 0-901 2999-1 2999" svg:viewBox="0 0 677 3000">
          <text:p/>
        </draw:connector>
        <draw:connector draw:style-name="gr5" draw:text-style-name="P2" draw:layer="layout" draw:type="curve" draw:line-skew="-3.45cm" svg:x1="8.201cm" svg:y1="9.551cm" svg:x2="8.2cm" svg:y2="15.75cm" draw:start-shape="id1" draw:end-shape="id3" draw:end-glue-point="3" svg:d="M8201 9551c-6076 0-6076 6199-1 6199" svg:viewBox="0 0 4558 6200">
          <text:p/>
        </draw:connector>
        <draw:custom-shape draw:style-name="gr6" draw:text-style-name="P4" draw:layer="layout" svg:width="1.7cm" svg:height="0.9cm" svg:x="3.1cm" svg:y="11.1cm">
          <text:p text:style-name="P3">Neu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1.7cm" svg:height="0.9cm" svg:x="6.3cm" svg:y="10.6cm">
          <text:p text:style-name="P5"><text:span text:style-name="T1">Laden</text:span>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curve" svg:x1="12.2cm" svg:y1="15.75cm" svg:x2="10.2cm" svg:y2="15cm" draw:start-shape="id3" draw:start-glue-point="1" draw:end-shape="id3" draw:end-glue-point="0" svg:d="M12200 15750c901 0 751-675 26-1088s-2026-562-2026 338" svg:viewBox="0 0 2625 1415">
          <text:p/>
        </draw:connector>
        <draw:custom-shape draw:style-name="gr4" draw:text-style-name="P2" xml:id="id1" draw:id="id1" draw:layer="layout" svg:width="4cm" svg:height="1.5cm" svg:x="8.201cm" svg:y="8.801cm">
          <text:p text:style-name="P1">EMPTY</text:p>
          <draw:enhanced-geometry svg:viewBox="0 0 21600 21600" draw:path-stretchpoint-x="10800" draw:path-stretchpoint-y="10800" draw:text-areas="?f3 ?f4 ?f5 ?f6" draw:type="round-rectangle" draw:modifiers="6504.463690872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7cm" svg:height="0.9cm" svg:x="12.4cm" svg:y="14.5cm">
          <text:p text:style-name="P3">Neu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curve" draw:line-skew="3.474cm -0.475cm" svg:x1="12.2cm" svg:y1="15.75cm" svg:x2="10.2cm" svg:y2="15cm" draw:start-shape="id3" draw:start-glue-point="1" draw:end-shape="id3" draw:end-glue-point="0" svg:d="M12200 15750c6112 0 5094-913 3066-1503s-5066-859-5066 753" svg:viewBox="0 0 6636 1963">
          <text:p/>
        </draw:connector>
        <draw:custom-shape draw:style-name="gr9" draw:text-style-name="P4" draw:layer="layout" svg:width="1.7cm" svg:height="0.9cm" svg:x="14.5cm" svg:y="13.8cm">
          <text:p text:style-name="P3">Test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curve" svg:x1="8.2cm" svg:y1="12.55cm" svg:x2="10.2cm" svg:y2="15cm" draw:start-shape="id2" draw:start-glue-point="3" draw:end-shape="id3" draw:end-glue-point="0" svg:d="M8200 12550c-900 0-750 801-25 1095s2025 82 2025 1355" svg:viewBox="0 0 2624 2451">
          <text:p/>
        </draw:connector>
        <draw:custom-shape draw:style-name="gr10" draw:text-style-name="P4" draw:layer="layout" svg:width="1.7cm" svg:height="0.9cm" svg:x="7.3cm" svg:y="13.7cm">
          <text:p text:style-name="P3">Test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curve" draw:line-skew="-0.9cm" svg:x1="8.2cm" svg:y1="12.55cm" svg:x2="8.2cm" svg:y2="15.75cm" draw:start-shape="id2" draw:start-glue-point="3" draw:end-shape="id3" draw:end-glue-point="3" svg:d="M8200 12550c-2250 0-2250 3200 0 3200" svg:viewBox="0 0 1688 3201">
          <text:p/>
        </draw:connector>
        <draw:custom-shape draw:style-name="gr11" draw:text-style-name="P4" draw:layer="layout" svg:width="1.7cm" svg:height="0.9cm" svg:x="5.1cm" svg:y="12.6cm">
          <text:p text:style-name="P3">Neu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curve" svg:x1="5.3cm" svg:y1="8.5cm" svg:x2="8.201cm" svg:y2="9.551cm" draw:start-shape="id4" draw:start-glue-point="1" draw:end-shape="id1" draw:end-glue-point="3" svg:d="M5300 8500c2101 0 651 1051 2901 1051" svg:viewBox="0 0 2902 1052">
          <text:p/>
        </draw:connector>
        <draw:connector draw:style-name="gr5" draw:text-style-name="P2" draw:layer="layout" draw:type="curve" svg:x1="12.2cm" svg:y1="12.55cm" svg:x2="10.2cm" svg:y2="11.8cm" draw:start-shape="id2" draw:start-glue-point="1" draw:end-shape="id2" draw:end-glue-point="0" svg:d="M12200 12550c901 0 751-675 26-1088s-2026-562-2026 338" svg:viewBox="0 0 2625 1415">
          <text:p/>
        </draw:connector>
        <draw:custom-shape draw:style-name="gr7" draw:text-style-name="P6" draw:layer="layout" svg:width="1.7cm" svg:height="0.9cm" svg:x="12.4cm" svg:y="11.1cm">
          <text:p text:style-name="P5"><text:span text:style-name="T1">Laden</text:span>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5" draw:id="id5" draw:layer="layout" svg:width="3.8cm" svg:height="0.6cm" svg:x="12.5cm" svg:y="20.9cm">
          <text:p text:style-name="P1">Terminate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1.562cm" svg:x1="12.201cm" svg:y1="9.551cm" svg:x2="16.3cm" svg:y2="21.2cm" draw:start-shape="id1" draw:start-glue-point="1" draw:end-shape="id5" draw:end-glue-point="1" svg:d="M12201 9551c9243 0 7193 11649 4099 11649" svg:viewBox="0 0 6710 11650">
          <text:p/>
        </draw:connector>
        <draw:connector draw:style-name="gr5" draw:text-style-name="P2" draw:layer="layout" draw:type="curve" draw:line-skew="-3.093cm 2.212cm" svg:x1="10.2cm" svg:y1="13.3cm" svg:x2="16.3cm" svg:y2="21.2cm" draw:start-shape="id2" draw:start-glue-point="2" draw:end-shape="id5" draw:end-glue-point="1" svg:d="M10200 13300c0 1135 4407 946 6949 2637s3220 5263-849 5263" svg:viewBox="0 0 9005 7901">
          <text:p/>
        </draw:connector>
        <draw:custom-shape draw:style-name="gr13" draw:text-style-name="P2" xml:id="id6" draw:id="id6" draw:layer="layout" svg:width="4cm" svg:height="1.5cm" svg:x="8.2cm" svg:y="16.6cm">
          <text:p text:style-name="P1">SAVED</text:p>
          <draw:enhanced-geometry svg:viewBox="0 0 21600 21600" draw:path-stretchpoint-x="10800" draw:path-stretchpoint-y="10800" draw:text-areas="?f3 ?f4 ?f5 ?f6" draw:type="round-rectangle" draw:modifiers="6504.463690872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10.2cm" svg:y1="18.1cm" svg:x2="12.5cm" svg:y2="21.2cm" draw:start-shape="id6" draw:start-glue-point="2" draw:end-shape="id5" draw:end-glue-point="3" svg:d="M10200 18100c0 2067 766 3100 2300 3100" svg:viewBox="0 0 2301 3101">
          <text:p/>
        </draw:connector>
        <draw:custom-shape draw:style-name="gr14" draw:text-style-name="P6" draw:layer="layout" svg:width="2.6cm" svg:height="0.9cm" svg:x="12.5cm" svg:y="17.5cm">
          <text:p text:style-name="P5"><text:span text:style-name="T1">Laden</text:span>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curve" draw:line-skew="5.772cm" svg:x1="12.2cm" svg:y1="17.35cm" svg:x2="12.2cm" svg:y2="12.55cm" draw:start-shape="id6" draw:start-glue-point="1" draw:end-shape="id2" draw:end-glue-point="1" svg:d="M12200 17350c9561 0 9561-4800 0-4800" svg:viewBox="0 0 7172 4801">
          <text:p/>
        </draw:connector>
        <draw:custom-shape draw:style-name="gr15" draw:text-style-name="P7" draw:layer="layout" svg:width="1.7cm" svg:height="0.9cm" svg:x="9.5cm" svg:y="19.5cm">
          <text:p text:style-name="P3">Ende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.7cm" svg:height="0.9cm" svg:x="16.2cm" svg:y="10.6cm">
          <text:p text:style-name="P3">Ende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7" draw:layer="layout" svg:width="1.7cm" svg:height="0.9cm" svg:x="17cm" svg:y="17.2cm">
          <text:p text:style-name="P3">Ende</text:p>
          <draw:enhanced-geometry svg:viewBox="0 0 21600 21600" draw:glue-points="?f6 0 10800 ?f8 ?f11 10800 ?f9 21600 10800 ?f10 ?f5 10800" draw:text-areas="?f3 ?f3 ?f4 ?f4" draw:type="parallelogram" draw:modifiers="2818.91380707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7T15:28:17.943000000</dc:date>
    <meta:editing-duration>PT7M50S</meta:editing-duration>
    <meta:editing-cycles>3</meta:editing-cycles>
    <meta:generator>LibreOffice/5.1.6.2$Windows_x86 LibreOffice_project/07ac168c60a517dba0f0d7bc7540f5afa45f0909</meta:generator>
    <meta:document-statistic meta:object-count="30"/>
  </office:meta>
</office:document-meta>
</file>